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0000005E400000500F6010ED6.tif"/>
  <manifest:file-entry manifest:media-type="" manifest:full-path="Pictures/2000000700003D4B000024E7F4A30BD5.svm"/>
  <manifest:file-entry manifest:media-type="image/tiff" manifest:full-path="Pictures/10000000000001D800000124CDE490B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Bildunterschrift">
      <style:text-properties fo:background-color="#ffff00"/>
    </style:style>
    <style:style style:name="P12"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3"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4" style:family="paragraph" style:parent-style-name="JM_5f_Mengentext">
      <style:text-properties style:font-name="Times New Roman"/>
    </style:style>
    <style:style style:name="P15"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6"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Quellcode">
      <style:text-properties style:font-name="TimesNewRomanPSMT" fo:font-size="12pt" style:font-name-asian="TimesNewRomanPSMT" style:font-size-asian="12pt" style:font-name-complex="TimesNewRomanPSMT" style:font-size-complex="12pt"/>
    </style:style>
    <style:style style:name="P18" style:family="paragraph" style:parent-style-name="JM_5f_Kastenheadline">
      <style:text-properties style:font-name="Arial" fo:font-size="9pt" style:font-size-asian="9pt" style:font-size-complex="9pt"/>
    </style:style>
    <style:style style:name="P19" style:family="paragraph" style:parent-style-name="JM_5f_Kasten_5f_Absatzheadline">
      <style:text-properties style:font-name="Arial" fo:font-size="9pt" fo:font-weight="bold" style:font-size-asian="9pt" style:font-weight-asian="bold" style:font-size-complex="9pt" style:font-weight-complex="bold"/>
    </style:style>
    <style:style style:name="P20" style:family="paragraph" style:parent-style-name="JM_5f_Kastentext">
      <style:text-properties style:font-name="Arial" fo:font-size="9pt" style:font-size-asian="9pt" style:font-size-complex="9pt"/>
    </style:style>
    <style:style style:name="P21" style:family="paragraph" style:parent-style-name="JM_5f_Kasten_5f_Absatzheadline">
      <style:text-properties style:font-name="Arial" fo:font-size="9pt" style:font-name-asian="URWPalladioL-Bold" style:font-size-asian="9pt" style:font-name-complex="URWPalladioL-Bold" style:font-size-complex="9pt"/>
    </style:style>
    <style:style style:name="P22" style:family="paragraph" style:parent-style-name="JM_5f_Kastentext_5f_Aufzaehlung" style:list-style-name="WW8Num4">
      <style:text-properties style:font-name-asian="URWPalladioL-Roma" style:font-name-complex="URWPalladioL-Roma"/>
    </style:style>
    <style:style style:name="P23" style:family="paragraph" style:parent-style-name="JM_5f_Kastenheadline">
      <style:text-properties style:font-name="Arial" fo:font-size="9pt" style:font-name-asian="TimesNewRomanPSMT" style:font-size-asian="9pt" style:font-name-complex="TimesNewRomanPSMT" style:font-size-complex="9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0" style:family="text">
      <style:text-properties style:font-name="Times New Roman"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fo:font-size="10pt" style:font-name-asian="TimesNewRomanPSMT" style:font-size-asian="10pt" style:font-name-complex="TimesNewRomanPSMT" style:font-size-complex="10pt"/>
    </style:style>
    <style:style style:name="T13" style:family="text">
      <style:text-properties style:font-name-asian="TimesNewRomanPSMT" style:font-name-complex="TimesNewRomanPSMT"/>
    </style:style>
    <style:style style:name="T14" style:family="text">
      <style:text-properties fo:font-size="10pt" fo:font-style="italic" style:font-name-asian="TimesNewRomanPSMT" style:font-size-asian="10pt" style:font-style-asian="italic" style:font-name-complex="TimesNewRomanPSMT" style:font-size-complex="10pt" style:font-style-complex="italic"/>
    </style:style>
    <style:style style:name="T15" style:family="text">
      <style:text-properties fo:font-style="normal" style:font-name-asian="TimesNewRomanPSMT" style:font-style-asian="normal" style:font-name-complex="TimesNewRomanPSMT" style:font-style-complex="normal"/>
    </style:style>
    <style:style style:name="T16"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7" style:family="text">
      <style:text-properties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9"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0" style:family="text">
      <style:text-properties style:font-name-asian="URWPalladioL-Roma" style:font-name-complex="URWPalladioL-Roma"/>
    </style:style>
    <style:style style:name="T21" style:family="text">
      <style:text-properties fo:font-style="italic" style:font-name-asian="URWPalladioL-Roma" style:font-style-asian="italic" style:font-name-complex="URWPalladioL-Roma" style:font-style-complex="italic"/>
    </style:style>
    <style:style style:name="T22" style:family="text">
      <style:text-properties style:font-name-asian="URWPalladioL-Ital" style:font-name-complex="URWPalladioL-Ital"/>
    </style:style>
    <style:style style:name="T23" style:family="text">
      <style:text-properties fo:font-style="normal" style:font-style-asian="normal" style:font-style-complex="normal"/>
    </style:style>
    <style:style style:name="T24" style:family="text">
      <style:text-properties fo:background-color="#ffff00"/>
    </style:style>
    <style:style style:name="T25" style:family="text">
      <style:text-properties fo:font-style="italic" style:font-style-asian="italic"/>
    </style:style>
    <style:style style:name="T26" style:family="text">
      <style:text-properties fo:font-style="italic" style:font-style-asian="italic"/>
    </style:style>
    <style:style style:name="T27" style:family="text">
      <style:text-properties style:font-name="Arial" fo:font-size="9pt" style:font-name-asian="URWPalladioL-Roma" style:font-size-asian="9pt" style:font-name-complex="URWPalladioL-Roma" style:font-size-complex="9pt"/>
    </style:style>
    <style:style style:name="T28"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text:span><text:span text:style-name="T9">‍ </text:span><text:span text:style-name="T8">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8">db.Persistence</text:span><text:span text:style-name="T7"> im Beispielprojekt </text:span><text:span text:style-name="T8">excrep</text:span><text:span text:style-name="T7"> [4]:</text:span></text:p>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10"> sollte mit </text:span><text:span text:style-name="T8">input="eingabeseite.jsp"</text:span><text:span text:style-name="T10">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en_1.ti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5]. Heinz Kabutz erzeugt in seinem ab Java 1.4 funktionierendem Ansatz [6]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Absatzheadline">Oberflächenneutrale Lösung mit Aspektorientierung</text:p>
      <text:p text:style-name="JM_5f_Mengentext">Die Umsetzung zentralen Ausnahmemeldens hängt stark von dem verwendetem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4">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0000005E400000500F6010ED6.tif" xlink:type="simple" xlink:show="embed" xlink:actuate="onLoad"/></draw:frame></text:p>
      <text:p text:style-name="P11">&gt;&gt;haschemi_ausnahmemelden_3.tif&lt;&lt;</text:p>
      <text:p text:style-name="P12">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4"/>
      <text:p text:style-name="P11">&gt;&gt;haschemi_ausnahmemelden_4.tif&lt;&lt;</text:p>
      <text:p text:style-name="P12">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10">) durch</text:span><text:span text:style-name="T7"> eine aspektorientierte Alternative ersetzten.</text:span></text:p>
      <text:p text:style-name="JM_5f_Mengentext"/>
      <text:p text:style-name="P9">Listing 2</text:p>
      <text:p text:style-name="JM_5f_Quellcode"><text:span text:style-name="T11">import</text:span> java.awt.event.ActionEvent;</text:p>
      <text:p text:style-name="JM_5f_Quellcode"><text:span text:style-name="T11">import</text:span> javax.swing.AbstractAction;</text:p>
      <text:p text:style-name="JM_5f_Quellcode"/>
      <text:p text:style-name="JM_5f_Quellcode"><text:span text:style-name="T11">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3"/>
      <text:p text:style-name="P14"><text:span text:style-name="T12">In Listing 2 ist der Aspekt, der das zentrale Ausnahmemelden durchführt, aufgelistet. </text:span><text:span text:style-name="T13">Die verwendete Programmiersprache ist </text:span><text:span text:style-name="T14">AspectJ</text:span><text:span text:style-name="T12"> [7,8,9], </text:span><text:span text:style-name="T13">eine aspektorienierte Erweiterung von Java. </text:span></text:p>
      <text:p text:style-name="P14"><text:span text:style-name="T13">Mit dem </text:span><text:span text:style-name="T15">Pointcut</text:span><text:span text:style-name="T13"> </text:span><text:span text:style-name="T16">pointOfInterest</text:span><text:span text:style-name="T13"> werden </text:span><text:span text:style-name="T17">alle </text:span><text:span text:style-name="T14">actionPerformed-</text:span><text:span text:style-name="T17">Methoden von Unterklassen der </text:span><text:span text:style-name="T14">AbstractAction</text:span><text:span text:style-name="T17"> angesprochen. In dem </text:span><text:span text:style-name="T14">around</text:span><text:span text:style-name="T17">-Advice wird jede Ausführung einer </text:span><text:span text:style-name="T14">actionPerformed-</text:span><text:span text:style-name="T17">Methode in einen </text:span><text:span text:style-name="T14">try-catch</text:span><text:span text:style-name="T17">-Block eingefasst, der alle Ausnahmen abfängt und meldet.</text:span></text:p>
      <text:p text:style-name="P15">Somit stellen sich gegenüber dem ersten Ansatz folgende Vorteile ein:</text:p>
      <text:list text:style-name="WW8Num2">
        <text:list-item>
          <text:p text:style-name="P2"><text:span text:style-name="T18">die Verwendung der </text:span><text:span text:style-name="T19">AbstractAction</text:span><text:span text:style-name="T18">-Unterklasse </text:span><text:span text:style-name="T19">ExceptionReportingSwingAction </text:span><text:span text:style-name="T18">und damit das Vermischen von technischem und fachlichem Code wurde verhindert.</text:span></text:p>
        </text:list-item>
        <text:list-item>
          <text:p text:style-name="P16">Bei Bedarf können weitere Listener-Methoden wie <text:span text:style-name="T1">menuSelected</text:span> in den Aspekt aufgenommen werden. Der Code in der Darstellungsschicht muss dazu nicht verändert werden.</text:p>
        </text:list-item>
      </text:list>
      <text:p text:style-name="P17"/>
      <text:p text:style-name="P18">Die wichtigsten Konzepte von AspectJ</text:p>
      <text:p text:style-name="P19">Aspekt</text:p>
      <text:p text:style-name="P20"><text:span text:style-name="T20">Ein </text:span><text:span text:style-name="T21">Aspekt</text:span><text:span text:style-name="T20"> ist eine erweiterte Klasse zur Umsetzung eines Q</text:span><text:span text:style-name="T22">uerschnittsbelangs</text:span><text:span text:style-name="T20">. Er kann </text:span><text:span text:style-name="T21">Pointcuts</text:span><text:span text:style-name="T20"> und </text:span><text:span text:style-name="T21">Advices</text:span><text:span text:style-name="T20"> enthalten.</text:span></text:p>
      <text:p text:style-name="P21">Join Point </text:p>
      <text:p text:style-name="P20"><text:span text:style-name="T20">Ein </text:span><text:span text:style-name="T21">Join Point</text:span><text:span text:style-name="T20"> ist eine spezifische Stelle innerhalb des Ablaufs einer Anwendung, an der ein </text:span><text:span text:style-name="T21">Advice </text:span>ausgeführt werden kann. Beispiele für <text:span text:style-name="T23">Join Points</text:span> sind:</text:p>
      <text:list text:style-name="WW8Num4">
        <text:list-item>
          <text:p text:style-name="P22">Methoden/Konstruktor-Aufruf</text:p>
        </text:list-item>
        <text:list-item>
          <text:p text:style-name="P22">Methoden/Konstruktor-Ausführung</text:p>
        </text:list-item>
        <text:list-item>
          <text:p text:style-name="P22">Initialisierung eines Objekts</text:p>
        </text:list-item>
        <text:list-item>
          <text:p text:style-name="P22">Lesen/Schreiben einer Instanzvariablen</text:p>
        </text:list-item>
      </text:list>
      <text:p text:style-name="JM_5f_Kasten_5f_Absatzheadline">Pointcut </text:p>
      <text:p text:style-name="P20"><text:span text:style-name="T20">Mit Hilfe eines </text:span><text:span text:style-name="T21">Pointcuts</text:span><text:span text:style-name="T20"> kann man das Interesse an einer Menge von </text:span><text:span text:style-name="T21">Join Points</text:span><text:span text:style-name="T20"> in der Anwendung </text:span>verkünden. Das geschieht über ein Muster, in dem Wildcards verwendet werden können.</text:p>
      <text:p text:style-name="P19">Advice </text:p>
      <text:p text:style-name="P20"><text:span text:style-name="T20">In einem </text:span><text:span text:style-name="T21">Advice</text:span><text:span text:style-name="T20"> wird ausgedrückt, für welche </text:span><text:span text:style-name="T21">Pointcuts</text:span><text:span text:style-name="T20"> welche Zusatzfunktionalität anzuwenden ist.</text:span></text:p>
      <text:p text:style-name="P23">Ende Kastentext</text:p>
      <text:p text:style-name="JM_5f_Absatzheadline">Fazit</text:p>
      <text:list text:style-name="WW8Num2">
        <text:list-item>
          <text:p text:style-name="P2">Die Zentralisierung des Ausnahmemeldens macht Anwendungen robust und diagnosestark bei deutlich erhöhter Bequemlichkeit für die Anwendungsprogrammierer.</text:p>
        </text:list-item>
        <text:list-item>
          <text:p text:style-name="P2">Dieses Ziel ist mit AspectJ auch ohne tiefere Kenntnise des Oberflächenrahmenwerks erreichbar.</text:p>
        </text:list-item>
        <text:list-item>
          <text:p text:style-name="P2">Mit AspectJ kommt man dabei auch ohne spezielle Richtlinien für die Programmierung von Benutzeraktionen aus.</text:p>
        </text:list-item>
      </text:list>
      <text:p text:style-name="JM_5f_Mengentext"/>
      <text:p text:style-name="P11">&gt;&gt;knabe_portrait.jpg&lt;&lt;</text:p>
      <text:p text:style-name="P3"><text:span text:style-name="T1">Christoph Knabe</text:span> (<text:a xlink:type="simple" xlink:href="http://www.tfh-berlin.de/~knabe">www.tfh-berlin.de/~knabe</text:a>) <text:span text:style-name="T1">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JM_5f_Bildunterschrift">&gt;&gt;haschemi_portrai<text:span text:style-name="T24">t.jpg&lt;&lt;</text:span></text:p>
      <text:p text:style-name="JM_5f_Mengentext"><text:span text:style-name="T25">Siamak Haschemi (</text:span><text:a xlink:type="simple" xlink:href="mailto:siamak.haschemi@sdm.de"><text:span text:style-name="T26">siamak.haschemi@sdm.de</text:span></text:a>, <text:a xlink:type="simple" xlink:href="http://www.haschemi.org/">www.haschemi.org</text:a><text:span text:style-name="T25">)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MulTEx: <text:a xlink:type="simple" xlink:href="http://www.tfh-berlin.de/~knabe/java/multex/">www.tfh-berlin.de/~knabe/java/multex/</text:a></text:p>
      <text:p text:style-name="JM_5f_Links_26_Literatur">[2] Exception management and error tracking in J2EE <text:a xlink:type="simple" xlink:href="http://www.theserverside.com/news/thread.tss?thread_id=35107">http://www.theserverside.com/news/thread.tss?thread_id=35107</text:a></text:p>
      <text:p text:style-name="JM_5f_Links_26_Literatur">[3] VMS: <text:a xlink:type="simple" xlink:href="http://de.wikipedia.org/wiki/Virtual_Memory_System">http://de.wikipedia.org/wiki/Virtual_Memory_System</text:a></text:p>
      <text:p text:style-name="JM_5f_Links_26_Literatur">[4] Central Exception Reporting sample project: <text:a xlink:type="simple" xlink:href="http://excrep.berlios.de/">http://excrep.berlios.de/</text:a></text:p>
      <text:p text:style-name="JM_5f_Links_26_Literatur">[5] Dokumentiert im Javadoc-Text der privaten Methode handleException von java.awt.EventDispatchThread.</text:p>
      <text:p text:style-name="JM_5f_Links_26_Literatur">[6] Heinz M. Kabutz: Catching Exceptions in GUI Code: <text:a xlink:type="simple" xlink:href="http://www.javaspecialists.co.za/archive/Issue081.html">http://www.javaspecialists.co.za/archive/Issue081.html</text:a></text:p>
      <text:p text:style-name="JM_5f_Links_26_Literatur">[7] AspectJ: <text:a xlink:type="simple" xlink:href="http://www.eclipse.org/aspectj">www.eclipse.org/aspectj</text:a></text:p>
      <text:p text:style-name="JM_5f_Links_26_Literatur">[8] <text:span text:style-name="T27">Ramnivas Laddad: </text:span><text:span text:style-name="T28">AspectJ in Action. Practical Aspect-Oriented Programming (Paperback).</text:span><text:span text:style-name="T27"> Manning-Verlag, 2003, ISBN 1-930-11093-6</text:span></text:p>
      <text:p text:style-name="JM_5f_Links_26_Literatur">[9] Oliver Böhm: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Standard"><text:span text:style-name="T1">Seite </text:span><text:span text:style-name="T1"><text:page-number text:select-page="current">7</text:page-number></text:span><text:span text:style-name="T1">, Druckdatum: </text:span><text:span text:style-name="T1"><text:date style:data-style-name="N80" text:date-value="2007-06-25T13:52:33.87">25. Jun. 2007</text:date></text:span><text:span text:style-name="T1">, </text:span><text:span text:style-name="T1"><text:time style:data-style-name="N40" text:time-value="2007-06-25T13:52:33.87">13:52</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25T13:52:33</dc:date>
    <meta:printed-by>Christoph Knabe</meta:printed-by>
    <meta:print-date>2007-06-08T11:26:12</meta:print-date>
    <dc:language>en-US</dc:language>
    <meta:editing-cycles>49</meta:editing-cycles>
    <meta:editing-duration>P1DT8H12M16S</meta:editing-duration>
    <meta:user-defined meta:name="Info 1"/>
    <meta:user-defined meta:name="Info 2"/>
    <meta:user-defined meta:name="Info 3"/>
    <meta:user-defined meta:name="Info 4"/>
    <meta:document-statistic meta:table-count="1" meta:image-count="4" meta:object-count="0" meta:page-count="10" meta:paragraph-count="206" meta:word-count="2730" meta:character-count="21967"/>
  </office:meta>
</office:document-meta>
</file>